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2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2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4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6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</office:automatic-styles>
  <office:body>
    <office:presentation>
      <draw:page draw:name="Slide1" draw:style-name="a385" draw:master-page-name="Master1-Layout1-title-Title-Slide" presentation:presentation-page-layout-name="Master1-PPL1" draw:id="Slide-256">
        <draw:frame draw:id="id69" presentation:style-name="a388" draw:name="Title 1" svg:x="0.75in" svg:y="1.5in" svg:width="8.58333in" svg:height="2.10764in" presentation:class="title" presentation:placeholder="false">
          <draw:text-box>
            <text:p text:style-name="a387" text:class-names="" text:cond-style-name=""><text:span text:style-name="a386" text:class-names="">Functions in Python</text:span></text:p>
          </draw:text-box>
          <svg:title/>
          <svg:desc/>
        </draw:frame>
        <draw:frame draw:id="id70" presentation:style-name="a389" draw:name="Subtitle 2" svg:x="0.75in" svg:y="3.83333in" svg:width="7in" svg:height="1.91667in" presentation:class="subtitle" presentation:placeholder="true">
          <draw:text-box/>
          <svg:title/>
          <svg:desc/>
        </draw:frame>
      </draw:page>
      <draw:page draw:name="Slide4" draw:style-name="a390" draw:master-page-name="Master1-Layout2-obj-Title-and-Content" presentation:presentation-page-layout-name="Master1-PPL2" draw:id="Slide-259">
        <draw:frame draw:id="id71" presentation:style-name="a393" draw:name="Title 1" svg:x="0.5in" svg:y="0.58333in" svg:width="9in" svg:height="1.08333in" presentation:class="title" presentation:placeholder="false">
          <draw:text-box>
            <text:p text:style-name="a392" text:class-names="" text:cond-style-name=""><text:span text:style-name="a391" text:class-names="">What are Functions</text:span></text:p>
          </draw:text-box>
          <svg:title/>
          <svg:desc/>
        </draw:frame>
        <draw:frame draw:id="id72" presentation:style-name="a406" draw:name="Content Placeholder 2" svg:x="0.5in" svg:y="1.75in" svg:width="9in" svg:height="5.33333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In Python, function is a group of related statements that perform a specific task.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Functions help break our program into smaller chunks. As our program grows larger and larger, functions make it more organized and manageable.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</draw:page>
      <draw:page draw:name="Slide2" draw:style-name="a407" draw:master-page-name="Master1-Layout2-obj-Title-and-Content" presentation:presentation-page-layout-name="Master1-PPL2" draw:id="Slide-257">
        <draw:frame draw:id="id73" presentation:style-name="a410" draw:name="Title 1" svg:x="0.5in" svg:y="0.58333in" svg:width="9in" svg:height="1.08333in" presentation:class="title" presentation:placeholder="false">
          <draw:text-box>
            <text:p text:style-name="a409" text:class-names="" text:cond-style-name=""><text:span text:style-name="a408" text:class-names="">Syntax</text:span></text:p>
          </draw:text-box>
          <svg:title/>
          <svg:desc/>
        </draw:frame>
        <draw:frame draw:id="id74" presentation:style-name="a437" draw:name="Content Placeholder 2" svg:x="0.5in" svg:y="1.75in" svg:width="9in" svg:height="5.33333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1" text:class-names="">def</text:span><text:span text:style-name="a412" text:class-names=""><text:s text:c="1"/></text:span><text:span text:style-name="a413" text:class-names="">function_name</text:span><text:span text:style-name="a414" text:class-names="">(parameters):</text:span></text:p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<text:tab/> """</text:span><text:span text:style-name="a418" text:class-names="">docstring</text:span><text:span text:style-name="a419" text:class-names="">"""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<text:tab/>statement(s)<text:tab/>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<text:tab/>return statement (optional)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#Outside of the functi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5" draw:style-name="a438" draw:master-page-name="Master1-Layout2-obj-Title-and-Content" presentation:presentation-page-layout-name="Master1-PPL2" draw:id="Slide-260">
        <draw:frame draw:id="id75" presentation:style-name="a442" draw:name="Title 1" svg:x="0.5in" svg:y="0.58333in" svg:width="9in" svg:height="1.08333in" presentation:class="title" presentation:placeholder="false">
          <draw:text-box>
            <text:p text:style-name="a441" text:class-names="" text:cond-style-name=""><text:span text:style-name="a439" text:class-names="">Explaination</text:span><text:span text:style-name="a440" text:class-names=""/></text:p>
          </draw:text-box>
          <svg:title/>
          <svg:desc/>
        </draw:frame>
        <draw:frame draw:id="id76" presentation:style-name="a491" draw:name="Content Placeholder 2" svg:x="0.5in" svg:y="1.75in" svg:width="9in" svg:height="5.33333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3" text:class-names="">Keyword </text:span><text:span text:style-name="a444" text:class-names="">def</text:span><text:span text:style-name="a445" text:class-names=""> marks the start of function header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A function name to uniquely identify it. Function naming follows the same </text:span><text:span text:style-name="a452" text:class-names=""><text:a office:title="Identifier Rule in Python" xlink:href="https://www.programiz.com/python-programming/keywords-identifier#rules" text:style-name="" text:visited-style-name="">rules of writing identifiers in Python</text:a></text:span><text:span text:style-name="a453" text:class-names="">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Parameters (arguments) through which we pass values to a function. They are optional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A colon (:) to mark the end of function header.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Optional documentation string (</text:span><text:span text:style-name="a472" text:class-names="">docstring</text:span><text:span text:style-name="a473" text:class-names="">) to describe what the function does.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One or more valid python statements that make up the function body. Statements must have same indentation level (usually 4 spaces)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An optional return statement to return a value from the function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3" draw:style-name="a492" draw:master-page-name="Master1-Layout2-obj-Title-and-Content" presentation:presentation-page-layout-name="Master1-PPL2" draw:id="Slide-258">
        <draw:frame draw:id="id77" presentation:style-name="a495" draw:name="Title 1" svg:x="0.5in" svg:y="0.58333in" svg:width="9in" svg:height="1.08333in" presentation:class="title" presentation:placeholder="false">
          <draw:text-box>
            <text:p text:style-name="a494" text:class-names="" text:cond-style-name=""><text:span text:style-name="a493" text:class-names="">Example</text:span></text:p>
          </draw:text-box>
          <svg:title/>
          <svg:desc/>
        </draw:frame>
        <draw:frame draw:id="id78" presentation:style-name="a532" draw:name="Content Placeholder 2" svg:x="0.5in" svg:y="1.75in" svg:width="9in" svg:height="5.33333in" presentation:class="outline" presentation:placeholder="false">
          <draw:text-box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496" text:class-names="">def</text:span><text:span text:style-name="a497" text:class-names=""><text:s text:c="1"/></text:span><text:span text:style-name="a498" text:class-names="">Addition_of_Numbers</text:span><text:span text:style-name="a499" text:class-names="">(</text:span><text:span text:style-name="a500" text:class-names="">a,b</text:span><text:span text:style-name="a501" text:class-names="">):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4" text:class-names=""><text:tab/>c=</text:span><text:span text:style-name="a505" text:class-names="">a+b</text:span><text:span text:style-name="a506" text:class-names=""/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<text:tab/>return(c)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print(</text:span><text:span text:style-name="a513" text:class-names="">Addition_of_Numbers</text:span><text:span text:style-name="a514" text:class-names="">(2,3))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Output: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5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<text:tab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33" draw:master-page-name="Master1-Layout2-obj-Title-and-Content" presentation:presentation-page-layout-name="Master1-PPL2" draw:id="Slide-261">
        <draw:frame draw:id="id79" presentation:style-name="a536" draw:name="Title 1" svg:x="0.5in" svg:y="0.58333in" svg:width="9in" svg:height="1.08333in" presentation:class="title" presentation:placeholder="false">
          <draw:text-box>
            <text:p text:style-name="a535" text:class-names="" text:cond-style-name=""><text:span text:style-name="a534" text:class-names="">Calling the Function</text:span></text:p>
          </draw:text-box>
          <svg:title/>
          <svg:desc/>
        </draw:frame>
        <draw:frame draw:id="id80" presentation:style-name="a556" draw:name="Content Placeholder 2" svg:x="0.5in" svg:y="1.75in" svg:width="9in" svg:height="5.33333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Once we have defined a function, we can call it from another function, program or even the Python prompt. To call a function we simply type the function name with appropriate parameters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Example:</text:span></text:p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/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49" text:class-names="">Addition_of_Numbers</text:span><text:span text:style-name="a550" text:class-names="">(2,3)</text:span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2-obj-Title-and-Content" presentation:presentation-page-layout-name="Master1-PPL2" draw:id="Slide-262">
        <draw:frame draw:id="id81" presentation:style-name="a560" draw:name="Title 1" svg:x="0.5in" svg:y="0.58333in" svg:width="9in" svg:height="1.08333in" presentation:class="title" presentation:placeholder="false">
          <draw:text-box>
            <text:p text:style-name="a559" text:class-names="" text:cond-style-name=""><text:span text:style-name="a558" text:class-names="">Exercise</text:span></text:p>
          </draw:text-box>
          <svg:title/>
          <svg:desc/>
        </draw:frame>
        <draw:frame draw:id="id82" presentation:style-name="a606" draw:name="Content Placeholder 2" svg:x="0.5in" svg:y="1.75in" svg:width="9in" svg:height="5.33333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1" text:class-names="">def Multiplication(</text:span><text:span text:style-name="a562" text:class-names="">a,b</text:span><text:span text:style-name="a563" text:class-names="">):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tab/>c=a*b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return(c)</text:span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print(Multiplication(2,3))</text:span><text:span text:style-name="a573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Output?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def Even(x)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tab/>if x%2==0: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tab/><text:tab/>print(“Even”)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tab/>else: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tab/><text:tab/>print(“Odd”)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Even(4)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Output?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tab/></text:span></text:p>
              </text:list-item>
            </text:list>
          </draw:text-box>
          <svg:title/>
          <svg:desc/>
        </draw:frame>
      </draw:page>
      <draw:page draw:name="Slide8" draw:style-name="a607" draw:master-page-name="Master1-Layout2-obj-Title-and-Content" presentation:presentation-page-layout-name="Master1-PPL2" draw:id="Slide-263">
        <draw:frame draw:id="id83" presentation:style-name="a610" draw:name="Title 1" svg:x="0.5in" svg:y="0.58333in" svg:width="9in" svg:height="1.08333in" presentation:class="title" presentation:placeholder="false">
          <draw:text-box>
            <text:p text:style-name="a609" text:class-names="" text:cond-style-name=""><text:span text:style-name="a608" text:class-names="">Exercise</text:span></text:p>
          </draw:text-box>
          <svg:title/>
          <svg:desc/>
        </draw:frame>
        <draw:frame draw:id="id84" presentation:style-name="a642" draw:name="Content Placeholder 2" svg:x="0.5in" svg:y="1.75in" svg:width="9in" svg:height="5.33333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1" text:class-names="">Def<text:s text:c="1"/></text:span><text:span text:style-name="a612" text:class-names="">print_Multiple</text:span><text:span text:style-name="a613" text:class-names="">(x):</text:span></text:p>
              </text:list-item>
            </text:list>
            <text:list text:style-name="a620">
              <text:list-item>
                <text:p text:style-name="a619" text:class-names="" text:cond-style-name=""><text:span text:style-name="a616" text:class-names=""><text:tab/>for<text:s text:c="1"/></text:span><text:span text:style-name="a617" text:class-names="">i</text:span><text:span text:style-name="a618" text:class-names=""><text:s text:c="1"/>in range(0,x)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tab/><text:tab/>if i%2==0:</text:span></text:p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<text:tab/><text:tab/><text:tab/>print(</text:span><text:span text:style-name="a625" text:class-names="">i</text:span><text:span text:style-name="a626" text:class-names="">)</text:span></text:p>
              </text:list-item>
            </text:list>
            <text:list text:style-name="a632">
              <text:list-item>
                <text:p text:style-name="a631" text:class-names="" text:cond-style-name=""><text:span text:style-name="a629" text:class-names="">print_Multiple</text:span><text:span text:style-name="a630" text:class-names="">(5):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Output?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9" draw:style-name="a643" draw:master-page-name="Master1-Layout2-obj-Title-and-Content" presentation:presentation-page-layout-name="Master1-PPL2" draw:id="Slide-264">
        <draw:frame draw:id="id85" presentation:style-name="a646" draw:name="Title 1" svg:x="0.5in" svg:y="0.58333in" svg:width="9in" svg:height="0.9617in" presentation:class="title" presentation:placeholder="false">
          <draw:text-box>
            <text:p text:style-name="a645" text:class-names="" text:cond-style-name=""><text:span text:style-name="a644" text:class-names="">Recursive Function Approach</text:span></text:p>
          </draw:text-box>
          <svg:title/>
          <svg:desc/>
        </draw:frame>
        <draw:frame draw:id="id86" presentation:style-name="a670" draw:name="Content Placeholder 2" svg:x="0.5in" svg:y="1.54503in" svg:width="9in" svg:height="5.5383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What is recursion in Python?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Recursion is the process of defining something in terms of itself.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A physical world example would be to place two parallel mirrors facing each other. Any object in between them would be reflected recursively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Python Recursive Function</text:span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We know that in Python, a </text:span><text:span text:style-name="a663" text:class-names=""><text:a office:title="Python function" xlink:href="https://www.programiz.com/python-programming/function" text:style-name="" text:visited-style-name="">function</text:a></text:span><text:span text:style-name="a664" text:class-names=""> can call other functions. It is even possible for the function to call itself. These type of construct are termed as recursive functions.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2-obj-Title-and-Content" presentation:presentation-page-layout-name="Master1-PPL2" draw:id="Slide-272">
        <draw:frame draw:id="id87" presentation:style-name="a676" draw:name="Title 1" svg:x="0.5in" svg:y="0.58333in" svg:width="9in" svg:height="1.08333in" presentation:class="title" presentation:placeholder="false">
          <draw:text-box>
            <text:p text:style-name="a675" text:class-names="" text:cond-style-name=""><text:span text:style-name="a672" text:class-names="">Yeild</text:span><text:span text:style-name="a673" text:class-names=""><text:s text:c="1"/>Keyword</text:span><text:span text:style-name="a674" text:class-names=""/></text:p>
          </draw:text-box>
          <svg:title/>
          <svg:desc/>
        </draw:frame>
        <draw:frame draw:id="id88" presentation:style-name="a694" draw:name="Content Placeholder 2" svg:x="0.5in" svg:y="1.75in" svg:width="9in" svg:height="5.33333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7" text:class-names="">Yield</text:span><text:span text:style-name="a678" text:class-names=""> can produce a sequence of values. We should use yield when we want to iterate over a sequence, but don’t want to store the entire sequence in memory.</text:span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5" text:class-names="">Yield are used in Python </text:span><text:span text:style-name="a686" text:class-names="">generators</text:span><text:span text:style-name="a687" text:class-names="">. A generator function is defined like a normal function, but whenever it needs to generate a value, it does so with the yield keyword rather than return</text:span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2-obj-Title-and-Content" presentation:presentation-page-layout-name="Master1-PPL2" draw:id="Slide-273">
        <draw:frame draw:id="id89" presentation:style-name="a699" draw:name="Title 1" svg:x="0.5in" svg:y="0.58333in" svg:width="9in" svg:height="1.08333in" presentation:class="title" presentation:placeholder="false">
          <draw:text-box>
            <text:p text:style-name="a698" text:class-names="" text:cond-style-name=""><text:span text:style-name="a696" text:class-names="">Example</text:span><text:span text:style-name="a697" text:class-names=""/></text:p>
          </draw:text-box>
          <svg:title/>
          <svg:desc/>
        </draw:frame>
        <draw:frame draw:id="id90" presentation:style-name="a767" draw:name="Content Placeholder 2" svg:x="0.5in" svg:y="1.75in" svg:width="9in" svg:height="5.33333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0" text:class-names="">def nextSquare(): </text:span><text:span text:style-name="a701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    i = 1;<text:s text:c="1"/></text:span><text:span text:style-name="a705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       while True: </text:span><text:span text:style-name="a709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        yield i*i                <text:s text:c="1"/></text:span><text:span text:style-name="a713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        i += 1   </text:span><text:span text:style-name="a717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0" text:class-names="">for num in nextSquare():<text:s text:c="1"/></text:span><text:span text:style-name="a721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4" text:class-names="">    if num &gt; 100:<text:s text:c="1"/></text:span><text:span text:style-name="a725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8" text:class-names="">        break   <text:s text:c="1"/></text:span><text:span text:style-name="a729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    print(num)<text:s text:c="1"/></text:span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Output:</text:span><text:span text:style-name="a740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43" text:class-names="">1
</text:span><text:span text:style-name="a744" text:class-names="">4</text:span><text:span text:style-name="a745" text:class-names="">
</text:span><text:span text:style-name="a746" text:class-names="">9</text:span><text:span text:style-name="a747" text:class-names="">
</text:span><text:span text:style-name="a748" text:class-names="">16</text:span><text:span text:style-name="a749" text:class-names="">
</text:span><text:span text:style-name="a750" text:class-names="">25</text:span><text:span text:style-name="a751" text:class-names="">
</text:span><text:span text:style-name="a752" text:class-names="">36</text:span><text:span text:style-name="a753" text:class-names="">
</text:span><text:span text:style-name="a754" text:class-names="">49</text:span><text:span text:style-name="a755" text:class-names="">
</text:span><text:span text:style-name="a756" text:class-names="">64</text:span><text:span text:style-name="a757" text:class-names="">
</text:span><text:span text:style-name="a758" text:class-names="">81</text:span><text:span text:style-name="a759" text:class-names="">
</text:span><text:span text:style-name="a760" text:class-names="">100</text:span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0" draw:style-name="a768" draw:master-page-name="Master1-Layout2-obj-Title-and-Content" presentation:presentation-page-layout-name="Master1-PPL2" draw:id="Slide-265">
        <draw:frame draw:id="id91" presentation:style-name="a769" draw:name="Title 1" svg:x="0.5in" svg:y="0.58333in" svg:width="9in" svg:height="0.41045in" presentation:class="title" presentation:placeholder="true">
          <draw:text-box/>
          <svg:title/>
          <svg:desc/>
        </draw:frame>
        <draw:frame draw:id="id92" presentation:style-name="a797" draw:name="Content Placeholder 2" svg:x="0.5in" svg:y="1.23003in" svg:width="9in" svg:height="5.8533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Advantages of Recursion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Recursive functions make the code look clean and elegant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A complex task can be broken down into simpler sub-problems using recursion.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Sequence generation is easier with recursion than using some nested iteration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Disadvantages of Recursion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Sometimes the logic behind recursion is hard to follow through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Recursive calls are expensive (inefficient) as they take up a lot of memory and time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Recursive functions are hard to debug.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11" draw:style-name="a798" draw:master-page-name="Master1-Layout2-obj-Title-and-Content" presentation:presentation-page-layout-name="Master1-PPL2" draw:id="Slide-266">
        <draw:frame draw:id="id93" presentation:style-name="a801" draw:name="Title 1" svg:x="0.5in" svg:y="0.58333in" svg:width="9in" svg:height="1.08333in" presentation:class="title" presentation:placeholder="false">
          <draw:text-box>
            <text:p text:style-name="a800" text:class-names="" text:cond-style-name=""><text:span text:style-name="a799" text:class-names="">Example</text:span></text:p>
          </draw:text-box>
          <svg:title/>
          <svg:desc/>
        </draw:frame>
        <draw:frame draw:id="id94" presentation:style-name="a836" draw:name="Content Placeholder 2" svg:x="0.5in" svg:y="1.75in" svg:width="9in" svg:height="5.33333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def factorial_recursive(n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tab/>if n == 1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tab/><text:tab/>return 1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tab/>else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tab/><text:tab/>return n * factorial_recursive(n-1)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actorial_recursive(5)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Output: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120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Tracing?</text:span><text:span text:style-name="a833" text:class-names=""/></text:p>
              </text:list-item>
            </text:list>
          </draw:text-box>
          <svg:title/>
          <svg:desc/>
        </draw:frame>
      </draw:page>
      <draw:page draw:name="Slide13" draw:style-name="a837" draw:master-page-name="Master1-Layout2-obj-Title-and-Content" presentation:presentation-page-layout-name="Master1-PPL2" draw:id="Slide-268">
        <draw:frame draw:id="id95" presentation:style-name="a840" draw:name="Title 1" svg:x="0.5in" svg:y="0.58333in" svg:width="9in" svg:height="0.88295in" presentation:class="title" presentation:placeholder="false">
          <draw:text-box>
            <text:p text:style-name="a839" text:class-names="" text:cond-style-name=""><text:span text:style-name="a838" text:class-names="">Inner Functions</text:span></text:p>
          </draw:text-box>
          <svg:title/>
          <svg:desc/>
        </draw:frame>
        <draw:frame draw:id="id96" presentation:style-name="a882" draw:name="Content Placeholder 2" svg:x="0.5in" svg:y="1.46628in" svg:width="9in" svg:height="5.61705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ython supports the concept of a "nested function" or "inner function", which is simply a function defined inside another function. In the rest of the article, we will use the word "inner function" and "nested function" interchangeably.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7" text:class-names="">def<text:s text:c="1"/></text:span><text:span text:style-name="a848" text:class-names="">outer_function</text:span><text:span text:style-name="a849" text:class-names="">: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tab/>print ("Hello from outer function"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tab/>def function2(): 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<text:tab/><text:tab/>print ("Hello from inner function")</text:span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             function2()</text:span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outer_function</text:span><text:span text:style-name="a866" text:class-names="">()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Output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Hello from outer function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ello from inner function</text:span></text:p>
              </text:list-item>
            </text:list>
          </draw:text-box>
          <svg:title/>
          <svg:desc/>
        </draw:frame>
      </draw:page>
      <draw:page draw:name="Slide14" draw:style-name="a883" draw:master-page-name="Master1-Layout2-obj-Title-and-Content" presentation:presentation-page-layout-name="Master1-PPL2" draw:id="Slide-269">
        <draw:frame draw:id="id97" presentation:style-name="a886" draw:name="Title 1" svg:x="0.5in" svg:y="0.58333in" svg:width="9in" svg:height="1.08333in" presentation:class="title" presentation:placeholder="false">
          <draw:text-box>
            <text:p text:style-name="a885" text:class-names="" text:cond-style-name=""><text:span text:style-name="a884" text:class-names="">Why Inner Functions</text:span></text:p>
          </draw:text-box>
          <svg:title/>
          <svg:desc/>
        </draw:frame>
        <draw:frame draw:id="id98" presentation:style-name="a946" draw:name="Content Placeholder 2" svg:x="0.5in" svg:y="1.75in" svg:width="9in" svg:height="5.5437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7" text:class-names="">Encapsulation</text:span><text:span text:style-name="a888" text:class-names=""> : A function can be created as an inner function in order to protect it from everything that is happening outside of the function. 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4" text:class-names="">def</text:span><text:span text:style-name="a895" text:class-names=""><text:s text:c="1"/></text:span><text:span text:style-name="a896" text:class-names="">outer_function</text:span><text:span text:style-name="a897" text:class-names="">(x):</text:span></text:p>
              </text:list-item>
            </text:list>
            <text:list text:style-name="a906">
              <text:list-item>
                <text:p text:style-name="a905" text:class-names="" text:cond-style-name=""><text:span text:style-name="a900" text:class-names=""><text:tab/></text:span><text:span text:style-name="a901" text:class-names="">def</text:span><text:span text:style-name="a902" text:class-names=""><text:s text:c="1"/></text:span><text:span text:style-name="a903" text:class-names="">inner_increment</text:span><text:span text:style-name="a904" text:class-names="">(x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tab/><text:tab/>return x + 2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<text:tab/>y =<text:s text:c="1"/></text:span><text:span text:style-name="a911" text:class-names="">inner_increment</text:span><text:span text:style-name="a912" text:class-names="">(x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tab/>print(x, y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inner_increment</text:span><text:span text:style-name="a919" text:class-names="">(5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2" text:class-names="">#</text:span><text:span text:style-name="a923" text:class-names="">outer_function</text:span><text:span text:style-name="a924" text:class-names="">(5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Output:</text:span></text:p>
              </text:list-item>
            </text:list>
            <text:list text:style-name="a942">
              <text:list-item>
                <text:p text:style-name="a941" text:class-names="" text:cond-style-name=""><text:span text:style-name="a933" text:class-names="">Traceback</text:span><text:span text:style-name="a934" text:class-names=""><text:s text:c="1"/>(most recent call last): File "C:/Users/admin/inner.py", line 7, in &lt;module&gt;<text:s text:c="1"/></text:span><text:span text:style-name="a935" text:class-names="">inner_increment</text:span><text:span text:style-name="a936" text:class-names="">(5)<text:s text:c="1"/></text:span><text:span text:style-name="a937" text:class-names="">NameError</text:span><text:span text:style-name="a938" text:class-names="">: name '</text:span><text:span text:style-name="a939" text:class-names="">inner_increment</text:span><text:span text:style-name="a940" text:class-names="">' is not defined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15" draw:style-name="a947" draw:master-page-name="Master1-Layout2-obj-Title-and-Content" presentation:presentation-page-layout-name="Master1-PPL2" draw:id="Slide-270">
        <draw:frame draw:id="id99" presentation:style-name="a948" draw:name="Title 1" svg:x="0.5in" svg:y="0.58333in" svg:width="9in" svg:height="0.33171in" presentation:class="title" presentation:placeholder="true">
          <draw:text-box/>
          <svg:title/>
          <svg:desc/>
        </draw:frame>
        <draw:frame draw:id="id100" presentation:style-name="a994" draw:name="Content Placeholder 2" svg:x="0.5in" svg:y="1.15129in" svg:width="9in" svg:height="5.93205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49" text:class-names="">def</text:span><text:span text:style-name="a950" text:class-names=""><text:s text:c="1"/></text:span><text:span text:style-name="a951" text:class-names="">outer_function</text:span><text:span text:style-name="a952" text:class-names="">(x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5" text:class-names=""><text:tab/></text:span><text:span text:style-name="a956" text:class-names="">def</text:span><text:span text:style-name="a957" text:class-names=""><text:s text:c="1"/></text:span><text:span text:style-name="a958" text:class-names="">inner_increment</text:span><text:span text:style-name="a959" text:class-names="">(x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tab/><text:tab/>return x + 2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5" text:class-names=""><text:tab/>y =<text:s text:c="1"/></text:span><text:span text:style-name="a966" text:class-names="">inner_increment</text:span><text:span text:style-name="a967" text:class-names="">(x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rint(x, y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3" text:class-names="">#</text:span><text:span text:style-name="a974" text:class-names="">inner_increment</text:span><text:span text:style-name="a975" text:class-names="">(5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8" text:class-names="">outer_function</text:span><text:span text:style-name="a979" text:class-names="">(5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Output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5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7</text:span></text:p>
              </text:list-item>
            </text:list>
          </draw:text-box>
          <svg:title/>
          <svg:desc/>
        </draw:frame>
      </draw:page>
      <draw:page draw:name="Slide12" draw:style-name="a995" draw:master-page-name="Master1-Layout2-obj-Title-and-Content" presentation:presentation-page-layout-name="Master1-PPL2" draw:id="Slide-267">
        <draw:frame draw:id="id101" presentation:style-name="a998" draw:name="Title 1" svg:x="0.5in" svg:y="0.58333in" svg:width="9in" svg:height="0.8042in" presentation:class="title" presentation:placeholder="false">
          <draw:text-box>
            <text:p text:style-name="a997" text:class-names="" text:cond-style-name=""><text:span text:style-name="a996" text:class-names="">Returning Multiple Values</text:span></text:p>
          </draw:text-box>
          <svg:title/>
          <svg:desc/>
        </draw:frame>
        <draw:frame draw:id="id102" presentation:style-name="a1063" draw:name="Content Placeholder 2" svg:x="0.5in" svg:y="1.38753in" svg:width="9in" svg:height="5.90617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999" text:class-names="">def</text:span><text:span text:style-name="a1000" text:class-names=""><text:s text:c="1"/>function():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tab/>a=10; b=10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<text:tab/>return [</text:span><text:span text:style-name="a1007" text:class-names="">a,b</text:span><text:span text:style-name="a1008" text:class-names="">]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x=function(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print(x)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[10, 10]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type(x)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&lt;class 'list'&gt;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def</text:span><text:span text:style-name="a1030" text:class-names=""><text:s text:c="1"/>fun(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3" text:class-names="">    </text:span><text:span text:style-name="a1034" text:class-names="">str</text:span><text:span text:style-name="a1035" text:class-names=""><text:s text:c="1"/>= “</text:span><text:span text:style-name="a1036" text:class-names="">Saumya</text:span><text:span text:style-name="a1037" text:class-names="">"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    x   = 20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    return<text:s text:c="1"/></text:span><text:span text:style-name="a1044" text:class-names="">str</text:span><text:span text:style-name="a1045" text:class-names="">, x;  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str</text:span><text:span text:style-name="a1049" text:class-names="">, x = fun()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2" text:class-names="">print(</text:span><text:span text:style-name="a1053" text:class-names="">str</text:span><text:span text:style-name="a1054" text:class-names="">)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print(x)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16" draw:style-name="a1064" draw:master-page-name="Master1-Layout2-obj-Title-and-Content" presentation:presentation-page-layout-name="Master1-PPL2" draw:id="Slide-271">
        <draw:frame draw:id="id103" presentation:style-name="a1067" draw:name="Title 1" svg:x="0.5in" svg:y="0.58333in" svg:width="9in" svg:height="1.08333in" presentation:class="title" presentation:placeholder="false">
          <draw:text-box>
            <text:p text:style-name="a1066" text:class-names="" text:cond-style-name=""><text:span text:style-name="a1065" text:class-names="">User Defined functions</text:span></text:p>
          </draw:text-box>
          <svg:title/>
          <svg:desc/>
        </draw:frame>
        <draw:frame draw:id="id104" presentation:style-name="a1103" draw:name="Content Placeholder 2" svg:x="0.5in" svg:y="1.75in" svg:width="9in" svg:height="5.33333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8" text:class-names="">Python - User-Defined Functions</text:span><text:span text:style-name="a1069" text:class-names=""> Python includes many built-in functions. These functions perform a predefined task and can be called upon in any program, as per requirement. However, if you don't find a suitable built-in function to serve your purpose, you can define one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5" text:class-names="">def</text:span><text:span text:style-name="a1076" text:class-names=""><text:s text:c="1"/></text:span><text:span text:style-name="a1077" text:class-names="">function_name</text:span><text:span text:style-name="a1078" text:class-names="">(parameters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1" text:class-names=""><text:tab/>"function<text:s text:c="1"/></text:span><text:span text:style-name="a1082" text:class-names="">docstring</text:span><text:span text:style-name="a1083" text:class-names="">"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tab/>statement1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tab/>statement2 ...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tab/>...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tab/>return [expr]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8" text:class-names="">function_name</text:span><text:span text:style-name="a1099" text:class-names="">(parameters)</text:span><text:span text:style-name="a11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Title and Content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Section Header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Two Content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Comparison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Title Only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Blank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Content with Caption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Picture with Caption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Title and Vertical Text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Vertical Title and Text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none" draw:stroke="solid" svg:stroke-width="0.02083in" svg:stroke-color="#d2533c" svg:stroke-opacity="100%" svg:stroke-linecap="butt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2083in" svg:stroke-color="#f3f2dc" svg:stroke-opacity="100%" svg:stroke-linecap="butt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2083in" svg:stroke-color="#d2533c" svg:stroke-opacity="100%" svg:stroke-linecap="butt"/>
    </style:style>
    <style:style style:family="paragraph" style:name="a30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2083in" svg:stroke-color="#d2533c" svg:stroke-opacity="100%" svg:stroke-linecap="butt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7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larity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5in" svg:y="0.02in" svg:width="3.16667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22-01-2020</text:date></text:span><text:span text:style-name="a30" text:class-names=""/></text:p>
        </draw:text-box>
        <svg:title/>
        <svg:desc/>
      </draw:frame>
      <draw:frame draw:id="id5" presentation:style-name="a35" draw:name="Footer Placeholder 4" svg:x="3.75in" svg:y="0.02in" svg:width="4.5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8.33333in" svg:y="0.02in" svg:width="1.16667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frame draw:id="id7" draw:layer="Master1-bg" presentation:style-name="a44" draw:name="Title 1" svg:x="0.75in" svg:y="1.5in" svg:width="8.58333in" svg:height="2.10764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title/>
        <svg:desc/>
      </draw:frame>
      <draw:frame draw:id="id8" draw:layer="Master1-bg" presentation:style-name="a48" draw:name="Subtitle 2" svg:x="0.75in" svg:y="3.83333in" svg:width="7in" svg:height="1.91667in" presentation:class="subtitle" presentation:placeholder="false">
        <draw:text-box>
          <text:p text:style-name="a47" text:class-names="" text:cond-style-name=""><text:span text:style-name="a45" text:class-names="">Click to edit Master subtitle style</text:span><text:span text:style-name="a46" text:class-names=""/></text:p>
        </draw:text-box>
        <svg:title/>
        <svg:desc/>
      </draw:frame>
      <draw:frame draw:id="id9" presentation:style-name="a53" draw:name="Date Placeholder 3" svg:x="0.5in" svg:y="0.02in" svg:width="3.16667in" svg:height="0.3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22-01-2020</text:date></text:span><text:span text:style-name="a51" text:class-names=""/></text:p>
        </draw:text-box>
        <svg:title/>
        <svg:desc/>
      </draw:frame>
      <draw:frame draw:id="id10" presentation:style-name="a56" draw:name="Footer Placeholder 4" svg:x="3.75in" svg:y="0.02in" svg:width="4.5in" svg:height="0.3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1" presentation:style-name="a60" draw:name="Slide Number Placeholder 5" svg:x="8.33333in" svg:y="0.02in" svg:width="1.16667in" svg:height="0.3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0.75in" svg:y1="3.71667in" svg:x2="9.33333in" svg:y2="3.7184in" draw:id="id12" draw:style-name="a61" draw:name="Straight Connector 7">
        <svg:title/>
        <svg:desc/>
      </draw:connector>
    </style:master-page>
    <style:master-page style:name="Master1-Layout2-obj-Title-and-Content" style:page-layout-name="pageLayout1" draw:style-name="a62">
      <draw:frame draw:id="id13" draw:layer="Master1-bg" presentation:style-name="a65" draw:name="Title 1" svg:x="0.5in" svg:y="0.58333in" svg:width="9in" svg:height="1.0833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4" draw:layer="Master1-bg" presentation:style-name="a81" draw:name="Content Placeholder 2" svg:x="0.5in" svg:y="1.75in" svg:width="9in" svg:height="5.33333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6" draw:name="Date Placeholder 3" svg:x="0.5in" svg:y="0.02in" svg:width="3.16667in" svg:height="0.36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22-01-2020</text:date></text:span><text:span text:style-name="a84" text:class-names=""/></text:p>
        </draw:text-box>
        <svg:title/>
        <svg:desc/>
      </draw:frame>
      <draw:frame draw:id="id16" presentation:style-name="a89" draw:name="Footer Placeholder 4" svg:x="3.75in" svg:y="0.02in" svg:width="4.5in" svg:height="0.36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7" presentation:style-name="a93" draw:name="Slide Number Placeholder 5" svg:x="8.33333in" svg:y="0.02in" svg:width="1.16667in" svg:height="0.36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18" draw:layer="Master1-bg" presentation:style-name="a98" draw:name="Title 1" svg:x="0.78993in" svg:y="2.58333in" svg:width="8.5in" svg:height="2.40625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19" draw:layer="Master1-bg" presentation:style-name="a102" draw:name="Text Placeholder 2" svg:x="0.78993in" svg:y="5.06in" svg:width="8.5in" svg:height="1.64062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0" presentation:style-name="a107" draw:name="Date Placeholder 3" svg:x="0.5in" svg:y="0.02in" svg:width="3.16667in" svg:height="0.36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22-01-2020</text:date></text:span><text:span text:style-name="a105" text:class-names=""/></text:p>
        </draw:text-box>
        <svg:title/>
        <svg:desc/>
      </draw:frame>
      <draw:frame draw:id="id21" presentation:style-name="a110" draw:name="Footer Placeholder 4" svg:x="3.75in" svg:y="0.02in" svg:width="4.5in" svg:height="0.36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2" presentation:style-name="a114" draw:name="Slide Number Placeholder 5" svg:x="8.33333in" svg:y="0.02in" svg:width="1.16667in" svg:height="0.36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draw:connector draw:type="line" svg:x1="0.8in" svg:y1="5.03in" svg:x2="9.38333in" svg:y2="5.03174in" draw:id="id23" draw:style-name="a115" draw:name="Straight Connector 6">
        <svg:title/>
        <svg:desc/>
      </draw:connector>
    </style:master-page>
    <style:master-page style:name="Master1-Layout4-twoObj-Two-Content" style:page-layout-name="pageLayout1" draw:style-name="a116">
      <draw:frame draw:id="id24" draw:layer="Master1-bg" presentation:style-name="a119" draw:name="Title 1" svg:x="0.5in" svg:y="0.58333in" svg:width="9in" svg:height="1.08333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5" draw:layer="Master1-bg" presentation:style-name="a136" draw:name="Content Placeholder 2" svg:x="0.5in" svg:y="1.83in" svg:width="4.41667in" svg:height="5.16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3" draw:name="Content Placeholder 3" svg:x="5.08333in" svg:y="1.83in" svg:width="4.41667in" svg:height="5.16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8" draw:name="Date Placeholder 4" svg:x="0.5in" svg:y="0.02in" svg:width="3.16667in" svg:height="0.36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22-01-2020</text:date></text:span><text:span text:style-name="a156" text:class-names=""/></text:p>
        </draw:text-box>
        <svg:title/>
        <svg:desc/>
      </draw:frame>
      <draw:frame draw:id="id28" presentation:style-name="a161" draw:name="Footer Placeholder 5" svg:x="3.75in" svg:y="0.02in" svg:width="4.5in" svg:height="0.36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9" presentation:style-name="a165" draw:name="Slide Number Placeholder 6" svg:x="8.33333in" svg:y="0.02in" svg:width="1.16667in" svg:height="0.36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6">
      <draw:frame draw:id="id30" draw:layer="Master1-bg" presentation:style-name="a170" draw:name="Title 1" svg:x="0.5in" svg:y="0.58333in" svg:width="9in" svg:height="1.08333in" presentation:class="title" presentation:placeholder="false">
        <draw:text-box>
          <text:p text:style-name="a169" text:class-names="" text:cond-style-name=""><text:span text:style-name="a167" text:class-names="">Click to edit Master title style</text:span><text:span text:style-name="a168" text:class-names=""/></text:p>
        </draw:text-box>
        <svg:title/>
        <svg:desc/>
      </draw:frame>
      <draw:frame draw:id="id31" draw:layer="Master1-bg" presentation:style-name="a174" draw:name="Text Placeholder 2" svg:x="0.5in" svg:y="1.83333in" svg:width="4.3in" svg:height="0.6996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2" presentation:style-name="a191" draw:name="Content Placeholder 3" svg:x="0.5in" svg:y="2.66667in" svg:width="4.3in" svg:height="4.3211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5" draw:name="Text Placeholder 4" svg:x="5.2in" svg:y="1.83333in" svg:width="4.3in" svg:height="0.69965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4" presentation:style-name="a212" draw:name="Content Placeholder 5" svg:x="5.2in" svg:y="2.66667in" svg:width="4.3in" svg:height="4.32118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7" draw:name="Date Placeholder 6" svg:x="0.5in" svg:y="0.02in" svg:width="3.16667in" svg:height="0.36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22-01-2020</text:date></text:span><text:span text:style-name="a215" text:class-names=""/></text:p>
        </draw:text-box>
        <svg:title/>
        <svg:desc/>
      </draw:frame>
      <draw:frame draw:id="id36" presentation:style-name="a220" draw:name="Footer Placeholder 7" svg:x="3.75in" svg:y="0.02in" svg:width="4.5in" svg:height="0.36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7" presentation:style-name="a224" draw:name="Slide Number Placeholder 8" svg:x="8.33333in" svg:y="0.02in" svg:width="1.16667in" svg:height="0.36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  <draw:connector draw:type="line" svg:x1="2.42543in" svg:y1="4.42457in" svg:x2="7.57543in" svg:y2="4.42543in" draw:id="id38" draw:style-name="a225" draw:transform="translate(-5.00043in -4.425in) rotate(-1.5708) translate(5.00043in 4.425in)" draw:name="Straight Connector 10">
        <svg:title/>
        <svg:desc/>
      </draw:connector>
    </style:master-page>
    <style:master-page style:name="Master1-Layout6-titleOnly-Title-Only" style:page-layout-name="pageLayout1" draw:style-name="a226">
      <draw:frame draw:id="id39" draw:layer="Master1-bg" presentation:style-name="a229" draw:name="Title 1" svg:x="0.5in" svg:y="0.58333in" svg:width="9in" svg:height="1.08333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0" draw:layer="Master1-bg" presentation:style-name="a234" draw:name="Date Placeholder 2" svg:x="0.5in" svg:y="0.02in" svg:width="3.16667in" svg:height="0.36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>22-01-2020</text:date></text:span><text:span text:style-name="a232" text:class-names=""/></text:p>
        </draw:text-box>
        <svg:title/>
        <svg:desc/>
      </draw:frame>
      <draw:frame draw:id="id41" presentation:style-name="a237" draw:name="Footer Placeholder 3" svg:x="3.75in" svg:y="0.02in" svg:width="4.5in" svg:height="0.36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2" presentation:style-name="a241" draw:name="Slide Number Placeholder 4" svg:x="8.33333in" svg:y="0.02in" svg:width="1.16667in" svg:height="0.36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</style:master-page>
    <style:master-page style:name="Master1-Layout7-blank-Blank" style:page-layout-name="pageLayout1" draw:style-name="a242">
      <draw:frame draw:id="id43" draw:layer="Master1-bg" presentation:style-name="a247" draw:name="Date Placeholder 1" svg:x="0.5in" svg:y="0.02in" svg:width="3.16667in" svg:height="0.36in" presentation:class="date-time" presentation:placeholder="false">
        <draw:text-box>
          <text:p text:style-name="a246" text:class-names="" text:cond-style-name=""><text:span text:style-name="a243" text:class-names=""><text:date text:fixed="false" style:data-style-name="a244">22-01-2020</text:date></text:span><text:span text:style-name="a245" text:class-names=""/></text:p>
        </draw:text-box>
        <svg:title/>
        <svg:desc/>
      </draw:frame>
      <draw:frame draw:id="id44" draw:layer="Master1-bg" presentation:style-name="a250" draw:name="Footer Placeholder 2" svg:x="3.75in" svg:y="0.02in" svg:width="4.5in" svg:height="0.3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5" presentation:style-name="a254" draw:name="Slide Number Placeholder 3" svg:x="8.33333in" svg:y="0.02in" svg:width="1.16667in" svg:height="0.36in" presentation:class="page-number" presentation:placeholder="false">
        <draw:text-box>
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5">
      <draw:frame draw:id="id46" draw:layer="Master1-bg" presentation:style-name="a259" draw:name="Title 1" svg:x="0.5in" svg:y="0.86623in" svg:width="2.34in" svg:height="1.38in" presentation:class="title" presentation:placeholder="false">
        <draw:text-box>
          <text:p text:style-name="a258" text:class-names="" text:cond-style-name=""><text:span text:style-name="a256" text:class-names="">Click to edit Master title style</text:span><text:span text:style-name="a257" text:class-names=""/></text:p>
        </draw:text-box>
        <svg:title/>
        <svg:desc/>
      </draw:frame>
      <draw:frame draw:id="id47" draw:layer="Master1-bg" presentation:style-name="a276" draw:name="Content Placeholder 2" svg:x="3.25in" svg:y="0.86623in" svg:width="6.25in" svg:height="6.1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80" draw:name="Text Placeholder 3" svg:x="0.5in" svg:y="2.33in" svg:width="2.34in" svg:height="4.64087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draw:frame draw:id="id49" presentation:style-name="a285" draw:name="Date Placeholder 4" svg:x="0.5in" svg:y="0.02in" svg:width="3.16667in" svg:height="0.36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2-01-2020</text:date></text:span><text:span text:style-name="a283" text:class-names=""/></text:p>
        </draw:text-box>
        <svg:title/>
        <svg:desc/>
      </draw:frame>
      <draw:frame draw:id="id50" presentation:style-name="a288" draw:name="Footer Placeholder 5" svg:x="3.75in" svg:y="0.02in" svg:width="4.5in" svg:height="0.36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1" presentation:style-name="a292" draw:name="Slide Number Placeholder 6" svg:x="8.33333in" svg:y="0.02in" svg:width="1.16667in" svg:height="0.36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draw:connector draw:type="line" svg:x1="-0.01434in" svg:y1="3.91536in" svg:x2="6.08566in" svg:y2="3.9171in" draw:id="id52" draw:style-name="a293" draw:transform="translate(-3.03566in -3.91623in) rotate(-1.5708) translate(3.03566in 3.91623in)" draw:name="Straight Connector 8">
        <svg:title/>
        <svg:desc/>
      </draw:connector>
    </style:master-page>
    <style:master-page style:name="Master1-Layout9-picTx-Picture-with-Caption" style:page-layout-name="pageLayout1" draw:style-name="a294">
      <draw:frame draw:id="id53" draw:layer="Master1-bg" presentation:style-name="a298" draw:name="Title 1" svg:x="0.5in" svg:y="0.86667in" svg:width="2.34326in" svg:height="1.3833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4" draw:layer="Master1-bg" presentation:style-name="a302" draw:name="Picture Placeholder 2" svg:x="3.12621in" svg:y="0.91667in" svg:width="6.45712in" svg:height="6.01537in" presentation:class="graphic" presentation:placeholder="false">
        <draw:text-box>
          <text:p text:style-name="a301" text:class-names="" text:cond-style-name=""><text:span text:style-name="a299" text:class-names="">Click icon to add picture</text:span><text:span text:style-name="a300" text:class-names=""/></text:p>
        </draw:text-box>
        <svg:title/>
        <svg:desc/>
      </draw:frame>
      <draw:frame draw:id="id55" presentation:style-name="a306" draw:name="Text Placeholder 3" svg:x="0.5in" svg:y="2.33333in" svg:width="2.34in" svg:height="4.6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56" presentation:style-name="a311" draw:name="Date Placeholder 4" svg:x="0.5in" svg:y="0.02in" svg:width="3.16667in" svg:height="0.36in" presentation:class="date-time" presentation:placeholder="false">
        <draw:text-box>
          <text:p text:style-name="a310" text:class-names="" text:cond-style-name=""><text:span text:style-name="a307" text:class-names=""><text:date text:fixed="false" style:data-style-name="a308">22-01-2020</text:date></text:span><text:span text:style-name="a309" text:class-names=""/></text:p>
        </draw:text-box>
        <svg:title/>
        <svg:desc/>
      </draw:frame>
      <draw:frame draw:id="id57" presentation:style-name="a314" draw:name="Footer Placeholder 5" svg:x="3.75in" svg:y="0.02in" svg:width="4.5in" svg:height="0.36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8" presentation:style-name="a318" draw:name="Slide Number Placeholder 6" svg:x="8.33333in" svg:y="0.02in" svg:width="1.16667in" svg:height="0.36in" presentation:class="page-number" presentation:placeholder="false">
        <draw:text-box>
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9">
      <draw:frame draw:id="id59" draw:layer="Master1-bg" presentation:style-name="a322" draw:name="Title 1" svg:x="0.5in" svg:y="0.58333in" svg:width="9in" svg:height="1.08333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60" draw:layer="Master1-bg" presentation:style-name="a338" draw:name="Vertical Text Placeholder 2" svg:x="0.5in" svg:y="1.75in" svg:width="9in" svg:height="5.33333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3" draw:name="Date Placeholder 3" svg:x="0.5in" svg:y="0.02in" svg:width="3.16667in" svg:height="0.36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>22-01-2020</text:date></text:span><text:span text:style-name="a341" text:class-names=""/></text:p>
        </draw:text-box>
        <svg:title/>
        <svg:desc/>
      </draw:frame>
      <draw:frame draw:id="id62" presentation:style-name="a346" draw:name="Footer Placeholder 4" svg:x="3.75in" svg:y="0.02in" svg:width="4.5in" svg:height="0.36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63" presentation:style-name="a350" draw:name="Slide Number Placeholder 5" svg:x="8.33333in" svg:y="0.02in" svg:width="1.16667in" svg:height="0.36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>‹#›</text:page-number></text:span><text:span text:style-name="a34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1">
      <draw:frame draw:id="id64" draw:layer="Master1-bg" presentation:style-name="a355" draw:name="Vertical Title 1" svg:x="7.25in" svg:y="0.66667in" svg:width="2.25in" svg:height="6.41667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65" draw:layer="Master1-bg" presentation:style-name="a372" draw:name="Vertical Text Placeholder 2" svg:x="0.5in" svg:y="0.66667in" svg:width="6.58333in" svg:height="6.41667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77" draw:name="Date Placeholder 3" svg:x="0.5in" svg:y="0.02in" svg:width="3.16667in" svg:height="0.36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2-01-2020</text:date></text:span><text:span text:style-name="a375" text:class-names=""/></text:p>
        </draw:text-box>
        <svg:title/>
        <svg:desc/>
      </draw:frame>
      <draw:frame draw:id="id67" presentation:style-name="a380" draw:name="Footer Placeholder 4" svg:x="3.75in" svg:y="0.02in" svg:width="4.5in" svg:height="0.3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8" presentation:style-name="a384" draw:name="Slide Number Placeholder 5" svg:x="8.33333in" svg:y="0.02in" svg:width="1.16667in" svg:height="0.36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ctions in Python</dc:title>
    <meta:initial-creator>ACHAL BHATT</meta:initial-creator>
    <dc:creator>ACHAL BHATT</dc:creator>
    <meta:creation-date>2020-01-22T17:57:03Z</meta:creation-date>
    <dc:date>2020-01-23T11:28:44Z</dc:date>
    <meta:template xlink:href="Clarity" xlink:type="simple"/>
    <meta:editing-cycles>48</meta:editing-cycles>
    <meta:editing-duration>PT8460S</meta:editing-duration>
    <meta:document-statistic meta:paragraph-count="154" meta:word-count="318"/>
  </office:meta>
</office:document-meta>
</file>